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google-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0.766666666666667">
            <text:p>77%</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0.3">
            <text:p>3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255555555555556">
            <text:p>26%</text:p>
          </table:table-cell>
          <table:table-cell table:style-name="ce7" table:formula="of:=[.B3]" office:value-type="percentage" office:value="0.766666666666667">
            <text:p>77%</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8">06/28/2018</text:date>, <text:time>03:4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6-28T03:44:08.59</dc:date>
    <dc:creator>Keith D Commiskey</dc:creator>
    <meta:editing-duration>P2DT4H49M12S</meta:editing-duration>
    <meta:editing-cycles>34</meta:editing-cycles>
    <meta:generator>OpenOffice/4.1.5$Win32 OpenOffice.org_project/415m1$Build-9789</meta:generator>
    <meta:document-statistic meta:table-count="4" meta:cell-count="393" meta:object-count="0"/>
  </office:meta>
</office:document-meta>
</file>